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/>
      <text:p text:style-name="Title"><text:soft-page-break/>ABSTRACT</text:p>
      <text:p text:style-name="Title"/>
      <text:p text:style-name="Title">INTRODUCTION</text:p>
      <text:p text:style-name="Text_20_body">Idiopathic Pulmonary Fibrosis (IPF) is a deadly disease whose cure is not currently available. </text:p>
      <text:p text:style-name="Text_20_body"/>
      <text:p text:style-name="Preformatted_20_Text"/>
      <text:p text:style-name="Title">BIBLIOGRAPHICAL <text:s/>REVIEW</text:p>
      <text:p text:style-name="Preformatted_20_Text"/>
      <text:p text:style-name="Preformatted_20_Text"/>
      <text:p text:style-name="Title">METHODS</text:p>
      <text:p text:style-name="Preformatted_20_Text"/>
      <text:p text:style-name="Title">RESULTS AND DISCUSSION</text:p>
      <text:p text:style-name="Preformatted_20_Text"/>
      <text:p text:style-name="Title">CONCLUSION</text:p>
      <text:p text:style-name="Preformatted_20_Text"/>
      <text:p text:style-name="Title">REFERENCES</text:p>
      <text:p text:style-name="Preformatted_20_Text"/>
      <text:p text:style-name="Title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5:37:52.150737196</dc:date>
    <meta:editing-duration>PT2M47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3" meta:paragraph-count="23" meta:word-count="109" meta:character-count="787" meta:non-whitespace-character-count="698"/>
  </office:meta>
</office:document-meta>
</file>